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dd41a" officeooo:paragraph-rsid="000dd41a"/>
    </style:style>
    <style:style style:name="P3" style:family="paragraph" style:parent-style-name="Standard">
      <style:paragraph-properties fo:text-align="justify" style:justify-single-word="false"/>
      <style:text-properties officeooo:rsid="000eaef4" officeooo:paragraph-rsid="000eaef4"/>
    </style:style>
    <style:style style:name="P4" style:family="paragraph" style:parent-style-name="Standard" style:master-page-name="Standard">
      <style:paragraph-properties fo:text-align="justify" style:justify-single-word="false" style:page-number="auto"/>
      <style:text-properties fo:font-size="12pt" fo:font-weight="bold" style:font-size-asian="12pt" style:font-weight-asian="bold"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officeooo:rsid="000dd41a" officeooo:paragraph-rsid="0010d81d" style:font-size-asian="12pt" style:font-size-complex="12pt"/>
    </style:style>
    <style:style style:name="P7" style:family="paragraph" style:parent-style-name="Standard">
      <style:paragraph-properties fo:text-align="justify" style:justify-single-word="false"/>
      <style:text-properties fo:font-size="12pt" officeooo:rsid="00103af3" officeooo:paragraph-rsid="0010d81d" style:font-size-asian="12pt" style:font-size-complex="12pt"/>
    </style:style>
    <style:style style:name="P8" style:family="paragraph" style:parent-style-name="Standard" style:list-style-name="L2">
      <style:paragraph-properties fo:text-align="justify" style:justify-single-word="false"/>
      <style:text-properties fo:font-size="12pt" officeooo:rsid="00103af3" officeooo:paragraph-rsid="00103af3" style:font-size-asian="12pt" style:font-size-complex="12pt"/>
    </style:style>
    <style:style style:name="P9" style:family="paragraph" style:parent-style-name="Standard" style:list-style-name="L2">
      <style:paragraph-properties fo:text-align="justify" style:justify-single-word="false"/>
      <style:text-properties fo:font-size="12pt" officeooo:rsid="0010d81d" officeooo:paragraph-rsid="0010d81d" style:font-size-asian="12pt" style:font-size-complex="12pt"/>
    </style:style>
    <style:style style:name="P10" style:family="paragraph" style:parent-style-name="Standard" style:list-style-name="L2">
      <style:paragraph-properties fo:text-align="justify" style:justify-single-word="false"/>
      <style:text-properties officeooo:rsid="00103af3" officeooo:paragraph-rsid="00103af3"/>
    </style:style>
    <style:style style:name="P11" style:family="paragraph" style:parent-style-name="Standard">
      <style:paragraph-properties fo:text-align="justify" style:justify-single-word="false"/>
      <style:text-properties officeooo:rsid="00103af3" officeooo:paragraph-rsid="00103af3"/>
    </style:style>
    <style:style style:name="P12" style:family="paragraph" style:parent-style-name="Standard">
      <style:paragraph-properties fo:text-align="justify" style:justify-single-word="false"/>
      <style:text-properties fo:font-weight="bold" officeooo:rsid="0015e9bd" officeooo:paragraph-rsid="0015e9bd" style:font-weight-asian="bold" style:font-weight-complex="bold"/>
    </style:style>
    <style:style style:name="P13" style:family="paragraph" style:parent-style-name="Standard">
      <style:paragraph-properties fo:text-align="justify" style:justify-single-word="false"/>
      <style:text-properties fo:font-weight="bold" officeooo:rsid="001a3e37" officeooo:paragraph-rsid="001a3e37" style:font-weight-asian="bold" style:font-weight-complex="bold"/>
    </style:style>
    <style:style style:name="P14" style:family="paragraph" style:parent-style-name="Standard">
      <style:paragraph-properties fo:text-align="justify" style:justify-single-word="false"/>
      <style:text-properties fo:font-weight="bold" officeooo:rsid="001ac529" officeooo:paragraph-rsid="001ac529" style:font-weight-asian="bold" style:font-weight-complex="bold"/>
    </style:style>
    <style:style style:name="P15" style:family="paragraph" style:parent-style-name="Standard">
      <style:paragraph-properties fo:text-align="justify" style:justify-single-word="false"/>
      <style:text-properties fo:font-weight="bold" officeooo:rsid="001b6ed6" officeooo:paragraph-rsid="001b6ed6" style:font-weight-asian="bold" style:font-weight-complex="bold"/>
    </style:style>
    <style:style style:name="P16" style:family="paragraph" style:parent-style-name="Standard">
      <style:paragraph-properties fo:text-align="justify" style:justify-single-word="false"/>
      <style:text-properties fo:font-weight="bold" officeooo:rsid="001d96ed" officeooo:paragraph-rsid="001d96ed" style:font-weight-asian="bold" style:font-weight-complex="bold"/>
    </style:style>
    <style:style style:name="P17" style:family="paragraph" style:parent-style-name="Standard">
      <style:paragraph-properties fo:text-align="justify" style:justify-single-word="false"/>
      <style:text-properties fo:font-weight="bold" officeooo:rsid="001f63cf" officeooo:paragraph-rsid="001f63cf" style:font-weight-asian="bold" style:font-weight-complex="bold"/>
    </style:style>
    <style:style style:name="P18" style:family="paragraph" style:parent-style-name="Standard">
      <style:paragraph-properties fo:text-align="justify" style:justify-single-word="false"/>
      <style:text-properties fo:font-weight="bold" officeooo:rsid="002075cc" officeooo:paragraph-rsid="002075cc" style:font-weight-asian="bold" style:font-weight-complex="bold"/>
    </style:style>
    <style:style style:name="P19" style:family="paragraph" style:parent-style-name="Standard">
      <style:paragraph-properties fo:text-align="justify" style:justify-single-word="false"/>
      <style:text-properties fo:font-weight="normal" officeooo:rsid="0015e9bd" officeooo:paragraph-rsid="0015e9bd" style:font-weight-asian="normal" style:font-weight-complex="normal"/>
    </style:style>
    <style:style style:name="P20" style:family="paragraph" style:parent-style-name="Standard">
      <style:paragraph-properties fo:text-align="justify" style:justify-single-word="false"/>
      <style:text-properties fo:font-weight="normal" officeooo:rsid="0015e9bd" officeooo:paragraph-rsid="0017bc8e" style:font-weight-asian="normal" style:font-weight-complex="normal"/>
    </style:style>
    <style:style style:name="P21" style:family="paragraph" style:parent-style-name="Standard">
      <style:paragraph-properties fo:text-align="justify" style:justify-single-word="false"/>
      <style:text-properties fo:font-weight="normal" officeooo:rsid="001a3e37" officeooo:paragraph-rsid="001a3e37" style:font-weight-asian="normal" style:font-weight-complex="normal"/>
    </style:style>
    <style:style style:name="P22" style:family="paragraph" style:parent-style-name="Standard">
      <style:paragraph-properties fo:text-align="justify" style:justify-single-word="false"/>
      <style:text-properties fo:font-weight="normal" officeooo:rsid="001a3e37" officeooo:paragraph-rsid="001ac529" style:font-weight-asian="normal" style:font-weight-complex="normal"/>
    </style:style>
    <style:style style:name="P23" style:family="paragraph" style:parent-style-name="Standard">
      <style:paragraph-properties fo:text-align="justify" style:justify-single-word="false"/>
      <style:text-properties fo:font-weight="normal" officeooo:rsid="001ac529" officeooo:paragraph-rsid="001ac529" style:font-weight-asian="normal" style:font-weight-complex="normal"/>
    </style:style>
    <style:style style:name="P24" style:family="paragraph" style:parent-style-name="Standard">
      <style:paragraph-properties fo:text-align="justify" style:justify-single-word="false"/>
      <style:text-properties fo:font-weight="normal" officeooo:rsid="001b6ed6" officeooo:paragraph-rsid="001b6ed6" style:font-weight-asian="normal" style:font-weight-complex="normal"/>
    </style:style>
    <style:style style:name="P25" style:family="paragraph" style:parent-style-name="Standard">
      <style:paragraph-properties fo:text-align="justify" style:justify-single-word="false"/>
      <style:text-properties fo:font-weight="normal" officeooo:rsid="001b6ed6" officeooo:paragraph-rsid="001d96ed" style:font-weight-asian="normal" style:font-weight-complex="normal"/>
    </style:style>
    <style:style style:name="P26" style:family="paragraph" style:parent-style-name="Standard">
      <style:paragraph-properties fo:text-align="justify" style:justify-single-word="false"/>
      <style:text-properties fo:font-weight="normal" officeooo:rsid="001c690e" officeooo:paragraph-rsid="001c690e" style:font-weight-asian="normal" style:font-weight-complex="normal"/>
    </style:style>
    <style:style style:name="P27" style:family="paragraph" style:parent-style-name="Standard">
      <style:paragraph-properties fo:text-align="justify" style:justify-single-word="false"/>
      <style:text-properties fo:font-weight="normal" officeooo:rsid="001d96ed" officeooo:paragraph-rsid="001d96ed" style:font-weight-asian="normal" style:font-weight-complex="normal"/>
    </style:style>
    <style:style style:name="P28" style:family="paragraph" style:parent-style-name="Standard">
      <style:paragraph-properties fo:text-align="justify" style:justify-single-word="false"/>
      <style:text-properties fo:font-weight="normal" officeooo:rsid="001e8ac7" officeooo:paragraph-rsid="001e8ac7" style:font-weight-asian="normal" style:font-weight-complex="normal"/>
    </style:style>
    <style:style style:name="P29" style:family="paragraph" style:parent-style-name="Standard">
      <style:paragraph-properties fo:text-align="justify" style:justify-single-word="false"/>
      <style:text-properties fo:font-weight="normal" officeooo:rsid="001f63cf" officeooo:paragraph-rsid="001f63cf" style:font-weight-asian="normal" style:font-weight-complex="normal"/>
    </style:style>
    <style:style style:name="P30" style:family="paragraph" style:parent-style-name="Standard">
      <style:paragraph-properties fo:text-align="justify" style:justify-single-word="false"/>
      <style:text-properties fo:font-weight="normal" officeooo:rsid="001f63cf" officeooo:paragraph-rsid="002075cc" style:font-weight-asian="normal" style:font-weight-complex="normal"/>
    </style:style>
    <style:style style:name="P31" style:family="paragraph" style:parent-style-name="Standard">
      <style:paragraph-properties fo:text-align="justify" style:justify-single-word="false"/>
      <style:text-properties fo:font-weight="normal" officeooo:rsid="002075cc" officeooo:paragraph-rsid="002075cc" style:font-weight-asian="normal" style:font-weight-complex="normal"/>
    </style:style>
    <style:style style:name="P32" style:family="paragraph" style:parent-style-name="Standard">
      <style:paragraph-properties fo:text-align="justify" style:justify-single-word="false"/>
      <style:text-properties fo:font-weight="normal" officeooo:rsid="0020d48d" officeooo:paragraph-rsid="0020d48d" style:font-weight-asian="normal" style:font-weight-complex="normal"/>
    </style:style>
    <style:style style:name="P33" style:family="paragraph" style:parent-style-name="Standard">
      <style:paragraph-properties fo:text-align="justify" style:justify-single-word="false"/>
      <style:text-properties fo:font-weight="normal" officeooo:rsid="0020d48d" officeooo:paragraph-rsid="00252e7a" style:font-weight-asian="normal" style:font-weight-complex="normal"/>
    </style:style>
    <style:style style:name="P34" style:family="paragraph" style:parent-style-name="List_20_Paragraph" style:list-style-name="L1">
      <style:paragraph-properties fo:text-align="justify" style:justify-single-word="false"/>
      <style:text-properties officeooo:paragraph-rsid="0010d81d"/>
    </style:style>
    <style:style style:name="P35" style:family="paragraph" style:parent-style-name="List_20_Paragraph" style:list-style-name="L1">
      <style:paragraph-properties fo:text-align="justify" style:justify-single-word="false"/>
      <style:text-properties fo:font-size="12pt" officeooo:paragraph-rsid="0010d81d"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bd4be" style:font-size-asian="12pt" style:font-size-complex="12pt"/>
    </style:style>
    <style:style style:name="T3" style:family="text">
      <style:text-properties fo:font-size="12pt" officeooo:rsid="000dd41a" style:font-size-asian="12pt" style:font-size-complex="12pt"/>
    </style:style>
    <style:style style:name="T4" style:family="text">
      <style:text-properties fo:font-size="12pt" officeooo:rsid="000eaef4" style:font-size-asian="12pt" style:font-size-complex="12pt"/>
    </style:style>
    <style:style style:name="T5" style:family="text">
      <style:text-properties fo:font-size="12pt" officeooo:rsid="000eebf4" style:font-size-asian="12pt" style:font-size-complex="12pt"/>
    </style:style>
    <style:style style:name="T6" style:family="text">
      <style:text-properties fo:font-size="12pt" officeooo:rsid="000fef5e" style:font-size-asian="12pt" style:font-size-complex="12pt"/>
    </style:style>
    <style:style style:name="T7" style:family="text">
      <style:text-properties fo:font-size="12pt" officeooo:rsid="0010d81d" style:font-size-asian="12pt" style:font-size-complex="12pt"/>
    </style:style>
    <style:style style:name="T8" style:family="text">
      <style:text-properties fo:font-size="12pt" officeooo:rsid="00123795" style:font-size-asian="12pt" style:font-size-complex="12pt"/>
    </style:style>
    <style:style style:name="T9" style:family="text">
      <style:text-properties officeooo:rsid="0017bc8e"/>
    </style:style>
    <style:style style:name="T10" style:family="text">
      <style:text-properties officeooo:rsid="001ac529"/>
    </style:style>
    <style:style style:name="T11" style:family="text">
      <style:text-properties style:text-position="super 58%" officeooo:rsid="001ac529"/>
    </style:style>
    <style:style style:name="T12" style:family="text">
      <style:text-properties officeooo:rsid="001c690e"/>
    </style:style>
    <style:style style:name="T13" style:family="text">
      <style:text-properties officeooo:rsid="001d96ed"/>
    </style:style>
    <style:style style:name="T14" style:family="text">
      <style:text-properties officeooo:rsid="001e8ac7"/>
    </style:style>
    <style:style style:name="T15" style:family="text">
      <style:text-properties officeooo:rsid="00202101"/>
    </style:style>
    <style:style style:name="T16" style:family="text">
      <style:text-properties officeooo:rsid="0022b117"/>
    </style:style>
    <style:style style:name="T17" style:family="text">
      <style:text-properties officeooo:rsid="002486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sting</text:p>
      <text:p text:style-name="P5">The next section details our approach to testing our code, the problems that arose with testing, and how we overcame them.</text:p>
      <text:p text:style-name="P5">We wanted our testing to meet the following criteria:</text:p>
      <text:list xml:id="list7294714451037568654" text:style-name="L1">
        <text:list-item>
          <text:p text:style-name="P35">Agile – along with the rest of our development, we wanted our testing procedure to allow us to be flexible as our project progressed. Each small part of the project should be thoroughly tested in isolation before being integrated into a larger part.</text:p>
        </text:list-item>
        <text:list-item>
          <text:p text:style-name="P35">Quick – if tests were going to be repeated a number of times, we did not want them to take a long amount of time. Nor did we want to be repeating unnecessary tests. Lastly, we did not want to be doing manual tests where they could instead be automated.</text:p>
        </text:list-item>
        <text:list-item>
          <text:p text:style-name="P34"><text:span text:style-name="T1">Comprehensive – obviously, we wanted any testing we did to be </text:span><text:span text:style-name="T7">consider</text:span><text:span text:style-name="T1"> as many inputs, scenarios and edge cases as possible. This is with the aim of having the most stable code possible.</text:span></text:p>
        </text:list-item>
      </text:list>
      <text:p text:style-name="P5">Taking the above into account, we decided that integrated unit tests would be the best approach. This meant that each module would have its own test function built into it. In the final build of the game, the test functions would never be called (and could be commented out of the code). However, by taking advantage of the module structure we had already developed, we could build the programme up one module at a time, replacing main with the appropriate test function.</text:p>
      <text:p text:style-name="P6">Rather than waiting until after we finished development to begin testing, the test functions were made in parallel to the main body of code. Each time we wrote a new module, a test function was also written before moving on to the next module. This was done in order to capture potential issues as soon as possible. Whilst we were trying to keep our modules independent from each other wherever we could, there were still dependencies. Therefore, we wanted to fix potential bugs before they could have an impact on how we wrote the rest of the code.</text:p>
      <text:p text:style-name="P7">Our typical testing cycle went as follows:</text:p>
      <text:list xml:id="list7562232602208796296" text:style-name="L2">
        <text:list-item>
          <text:p text:style-name="P8">Make a change to a module.</text:p>
        </text:list-item>
        <text:list-item>
          <text:p text:style-name="P10"><text:span text:style-name="T1">Edit the test function to take into account any changes/new features in the module, </text:span><text:span text:style-name="T8">paying special care to include any possible edge cases.</text:span></text:p>
        </text:list-item>
        <text:list-item>
          <text:p text:style-name="P8">Compile that module with any below it in the hierarchy and check that it still passes all tests.</text:p>
        </text:list-item>
        <text:list-item>
          <text:p text:style-name="P9">Add the modules above the current one, one at a time, and check that they still pass their tests.</text:p>
        </text:list-item>
      </text:list>
      <text:p text:style-name="P1"><text:soft-page-break/><text:span text:style-name="T2">T</text:span><text:span text:style-name="T1">esting each module in isolation </text:span><text:span text:style-name="T2">gave us a greater sense of clarity, as we did not need to worry about other modules obscuring any potential issues. Therefore, we could be confident that each module worked exactly how we intended it to, before integrating it with the rest of the project. Even when the modules were integrated, </text:span><text:span text:style-name="T3">the isolated testing meant that we could freely edit modules, and then only need to test those modules (and the ones above it in the module hierarchy) again. As such, our testing allowed us to continue working in an agile manner.</text:span></text:p>
      <text:p text:style-name="P2"><text:span text:style-name="T1">Not needing to test the entire project whenever a change was made to one module also allowed our testing to be quicker, which was another one of our aims. </text:span><text:span text:style-name="T4">To further improve the speed of our testing, we also used automated testing wherever we could. This was not always possible; for example the display modules required someone to visually check that game looked how we would have expected. We also decided that it would be simpler to manually test any player input, rather than create a programme which could have played the game on our behalf.</text:span></text:p>
      <text:p text:style-name="P3"><text:span text:style-name="T1">However, for a lot of the “logic branch” of the module tree was only responsible for setting certain variables. This made them ideal for automated testing. </text:span><text:span text:style-name="T5">To do this, we</text:span><text:span text:style-name="T1"> created a success and fail </text:span><text:span text:style-name="T5">function in our base module, which would either print an error message and terminate the programme when the game failed a test, or print a success message to let us know we had reached the end of the test. We also changed our makefile to automatically run the programme when compiling, which </text:span><text:span text:style-name="T6">allowed us to quickly compile and test multiple modules in quick succession.</text:span></text:p>
      <text:p text:style-name="P11"><text:span text:style-name="T1">Naturally, how we made our tests comprehensive varied from module to module. Some modules had a wide range of possible inputs and so required a lot of thought in </text:span><text:span text:style-name="T7">order to make </text:span><text:span text:style-name="T1">sure we captured every possible edge case. Others were comparatively trivial to test.</text:span></text:p>
      <text:p text:style-name="P11"/>
      <text:p text:style-name="P12"><text:span text:style-name="T1">Base Module</text:span></text:p>
      <text:p text:style-name="P19">The only functions contained within the base module were those used during testing to print messages to the screen. Therefore, it was trivial to check this module would work and did not really need testing. We still included a test function for the sake of consistency with other modules.</text:p>
      <text:p text:style-name="P19"/>
      <text:p text:style-name="P12">Enemy Module</text:p>
      <text:p text:style-name="P20">The purpose of the enemy module is to create an enemy structure and fill it with the relevant information, depending on the level. <text:span text:style-name="T9">This is simply a matter of copying data from an array, and so there is little room for error.</text:span></text:p>
      <text:p text:style-name="P20">Our test function checks this by choosing a hard-coded level and <text:span text:style-name="T9">checking each property of the structure is set as expected. The only input for the function is the </text:span><text:soft-page-break/><text:span text:style-name="T9">choice of level, which determines which element in the array the function should copy. It is safe to assume that if the function works for one element of the array, it would work for all. There could be an issue if the function was somehow given an input outside the range of the array. This shouldn't happen during the normal play, but the function has a fail-safe built into it to exit the game if this does happen.</text:span></text:p>
      <text:p text:style-name="P21">When we first created the enemy module, it was used only to store information about the enemy's weaknesses and health. As the project progressed, this became a convenient place to store information about the entire level. Therefore, as we added new properties to the structure, we had to ensure our test function was updated to ensure that these were being correctly copied.</text:p>
      <text:p text:style-name="P20"/>
      <text:p text:style-name="P13">Check Attack Module</text:p>
      <text:p text:style-name="P21">The purpose of the checkAttack module is to check if an inputted attack exists within the a given enemy's weakness array. It should return 1 if so and 0 otherwise.</text:p>
      <text:p text:style-name="P21">To test this, we create an enemy structure and run the checkAttack function with it and every possible attack combination. It may not have been necessary to check it with so many combinations, but it is trivially done with a for-loop and did not create much extra effort to do so.</text:p>
      <text:p text:style-name="P22">An astute observer may notice that many of the test functions deal with the same enemy, specifically <text:span text:style-name="T10">the</text:span> 8<text:span text:style-name="T11">th</text:span><text:span text:style-name="T10"> entry</text:span> in the <text:span text:style-name="T10">enemy </text:span>array. This is partly left over from when the code was in it<text:span text:style-name="T10">s early stages, and enemy 8 was the only enemy in the game. When new enemies were added to the game, most of the test functions were left checking the original enemy they were hard-coded to do so. </text:span></text:p>
      <text:p text:style-name="P22"><text:span text:style-name="T10">As we were adhering to a strictly modular design, the specific enemy inputted into the functions shouldn't have made a difference. Furthermore, as many of our tests were checking against hard-coded examples, it would have taken considerable time and resources to manually add these extra tests.</text:span></text:p>
      <text:p text:style-name="P23">Enemy 8 also has a convenient property which makes it ideal for testing. When checking attacks against it in order, from 000 to 111, the first five attacks should fail, whilst the final three should succeed. This lets us quickly wrap these tests inside two for-loop loops (one for failed attacks, one for successes).</text:p>
      <text:p text:style-name="P23"/>
      <text:p text:style-name="P14">Damage Module</text:p>
      <text:p text:style-name="P24">The damage module is responsible for a few things. Depending on whether or not an attack was successful, it decreases the player or enemy's health by 1 and then checks if both are still alive. It then either sets the current state to WIN, LOSE or PLAYERINPUT, depending on the result of this check. It would also return -1, 0 or 1 based on this check as well.</text:p>
      <text:p text:style-name="P24">This gives us two main things to test: does function decrease the right person's health, and does it end the game (by returning 1 or -1) at the correct time. To check this, we would continually call the damageState function repeatedly, under <text:soft-page-break/>different conditions, until the function returned a non-zero value. We would also count the number of times the function had to be called until this happened.</text:p>
      <text:p text:style-name="P24">The test would be passed if a successful attack would return a WIN, or 1, after 3 turns, and an unsuccessful attack would return a LOSE, or -1, after 3 turns.</text:p>
      <text:p text:style-name="P25">Originally, the damage module would be given an attack integer and use this to call the checkAttack function. Later on, we changed the format of the code so that checkAttack was called elsewhere, and then the result of this was passed to the damage module. Ultimately, this didn't make much difference to the code, but it does mean that the test functions still check the module eight times (once for each attack module) where really it only needs to be checked twice (once for a successful attack, once for an unsuccessful attack). This does not cause any issues, but is just further evidence of how our code evolved.</text:p>
      <text:p text:style-name="P27"/>
      <text:p text:style-name="P16">Display Modules – Splitting the Module</text:p>
      <text:p text:style-name="P27">Whereas the logic modules had their test functions written as the code was developed, the display modules had their test functions written afterwards. This was partly due to the experimental nature of the way the display functions evolved (remember that the team was new to SDL when we first started) and partly due to personal preference of the team members who wrote them.</text:p>
      <text:p text:style-name="P27">However, when it came to writing the test functions, the team had a difficult decision to make. We had originally planned for their to <text:span text:style-name="T14">only be one display module. This was so we could keep the display structure local to just that module and we would not have to worry about other modules accidentally affecting the display. This would make the code more stable and modular.</text:span></text:p>
      <text:p text:style-name="P28">However, we had underestimated the number of functions that would need access to the display structure. By the time we came to test the module, it had as many lines of code as the rest of the project combined. This was making project unwieldy and un-agile.</text:p>
      <text:p text:style-name="P28">Ironically, trying to isolate the display structure in attempt to keep the design modular, was directly going against our original goal of having short and easy to manage modules.</text:p>
      <text:p text:style-name="P28">This quickly became apparent when we tried to create a single test for all of these functions. We therefore decided to split the display module into several smaller ones. The reasoning was that the increased flexibility this would provide, along with making testing easier, was worth losing a little bit of stability for. Even though this meant that any module could now access the display structure, the small scope of the project meant that this was unlikely to be a problem.</text:p>
      <text:p text:style-name="P27"/>
      <text:p text:style-name="P15">Display <text:span text:style-name="T12">Modules – First Integration</text:span></text:p>
      <text:p text:style-name="P26">With the logic side of the project, most of the testing could be done automatically as we were primarily concerned with making sure that the variables had been set correctly. With the display modules, we also had to introduce more “eyeball testing”, i.e. making sure things appeared as we hoped.</text:p>
      <text:p text:style-name="P26"><text:soft-page-break/>The first, and probably most interesting bug occurred when we first tried to integrate the display with the logic. Until then, our makefile would compile the specified module (and all those below it in our module tree) and then run the test function, at which point we would (hopefully) receive a “module ok” message in the terminal.</text:p>
      <text:p text:style-name="P26">When we tried to add the display to our makefile, we discovered that SDL was unable to find any display devices. <text:span text:style-name="T13">This bizarre bug confused the entire team (and even Ian) for quite some time. We eventually deduced that the cause of the bug was due to us trying to run the programme directly from the makefile. As Ian explained it, the makefile creates its own virtual environment when compiling. When we asked the makefile to run the test function immediately after compiling, it was trying to run it within this virtual environment. Therefore, it was unable to access some of the computer's hardware, including the screen.</text:span></text:p>
      <text:p text:style-name="P27">The fix was simple: we removed the line from the makefile which ran the code after compiling. We still kept this line for non-display modules, as they were not affected by this bug.</text:p>
      <text:p text:style-name="P27"/>
      <text:p text:style-name="P17">Display Modules – Other Notes</text:p>
      <text:p text:style-name="P29">Testing each of the display modules followed a similar pattern; we would add a new module to the programme and then primarily use eyeball tests to check it worked as expected.</text:p>
      <text:p text:style-name="P30">There were some interesting bugs that occurred. For example, we had an issue with the spell animations flickering. This did not appear to be a problem until we started to properly refresh the screen (before then, the spell would leave a “smear” of itself across the screen). We therefore came to the (seemingly logical) conclusion that this flickering was due to the way we refreshed the screen.</text:p>
      <text:p text:style-name="P30">However, we later discovered that our animation was trying to include one more frame in its loop than we had in our sprite sheet. This wasn't noticeable before, as the smear effect had hidden <text:span text:style-name="T15">the missing frame</text:span>. Once we realised this, we fixed it by simply reducing the number of frames in our animation.</text:p>
      <text:p text:style-name="P31">Another curious bug worth mentioning is one that was not resolved until later on in development. We had noticed before that the close button in the corner of the window did not always properly, and sometimes seemed to take multiple presses until it worked. Once we added multiple levels, we noticed that sometimes this would take us to the next level rather than close.</text:p>
      <text:p text:style-name="P31">At this point we realised that the close button had been given the same functionality as the attack button. Therefore, attempting to close the game would instead initiate an attack against the enemy. If the player continuously pressed the button, either they or the enemy would run out of health and the game would end, which made it appear from the outside that the close button did work (eventually). Of course, once we added more enemies to the game, this approach would sometimes lead the player to the next level.</text:p>
      <text:p text:style-name="P32">When the game is waiting the player to select their attack, it also checks to see if the player presses the close button. This all happens within a loop, which <text:soft-page-break/>pressing the close button would break. However, instead of closing the game, we originally had this return 0 (which is a neutral attack).</text:p>
      <text:p text:style-name="P32">Instead, we had this return QUIT, which was defined to be a negative integer that the player could generate as an attack. Returning this value would end the game.</text:p>
      <text:p text:style-name="P30"/>
      <text:p text:style-name="P18">Play-testing</text:p>
      <text:p text:style-name="P32">Module testing is useful for testing individual functions. However, it is equally important to check that these functions have been arranged in a way that makes sense. Therefore, we also needed to play test the game as a whole.</text:p>
      <text:p text:style-name="P32">There were two main things we were looking for here. First, does the game play how we expect? Second, can the player break the game in any way?</text:p>
      <text:p text:style-name="P32">The turn based nature of our game did help make play testing simpler for us, as it restricted the number of things the player can do in the game. Whereas in an action game, the player may be free to move about as they wish and interact with the environment in any number of ways, in our game the player is restricted to a finite number of moves.</text:p>
      <text:p text:style-name="P32">However, this did not mean we could be complacent. As well as playing through the game how we would expect a normal player to do so, we also had to check if there was anything else the player could do to break the game. For example, in some playthroughs we would randomly click the mouse and press buttons on the keyboard to see what effect this would have.</text:p>
      <text:p text:style-name="P33"><text:span text:style-name="T17">Not every fault in the code is a game-breaking bug; sometimes they would just be things not working how we would expect. This is where play-testing is often more useful than automated module testing.</text:span> A good example of this would be the enemy which had an incorrect value in its weakness array. <text:span text:style-name="T16">This was only detected when playing through the game and</text:span> would have been impossible to find without human observation.</text:p>
      <text:p text:style-name="P33"><text:span text:style-name="T16">It did, however, cause said human to temporarily question his own understanding of boolean algebra. In fact, several members of the team played through this level several times without noticing the mistake. This also highlights one of the main weaknesses with eyeball testing: whilst a human can spot things that a computer cannot, they sometimes lack the consistency to do 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editing-cycles>17</meta:editing-cycles>
    <meta:creation-date>2016-01-12T18:07:00</meta:creation-date>
    <dc:date>2016-01-23T18:59:44.050677798</dc:date>
    <meta:editing-duration>PT3H19M58S</meta:editing-duration>
    <meta:generator>LibreOffice/4.2.8.2$Linux_X86_64 LibreOffice_project/420m0$Build-2</meta:generator>
    <meta:document-statistic meta:table-count="0" meta:image-count="0" meta:object-count="0" meta:page-count="6" meta:paragraph-count="60" meta:word-count="2818" meta:character-count="16009" meta:non-whitespace-character-count="132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